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arb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057cm"/>
    </style:style>
    <style:style style:name="co4" style:family="table-column">
      <style:table-column-properties fo:break-before="auto" style:column-width="3.9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ltra-Dunkel: Grautöne (</text:p>
          </table:table-cell>
          <table:table-cell office:value-type="string" calcext:value-type="string">
            <text:p>#40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cht (Blau): Blautöne (</text:p>
          </table:table-cell>
          <table:table-cell office:value-type="string" calcext:value-type="string">
            <text:p>#4682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 (Grün): Grüntöne (</text:p>
          </table:table-cell>
          <table:table-cell office:value-type="string" calcext:value-type="string">
            <text:p>#2E672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: Helle Farben (</text:p>
          </table:table-cell>
          <table:table-cell office:value-type="string" calcext:value-type="string">
            <text:p>#e0e0e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ffffff</text:p>
          </table:table-cell>
          <table:table-cell office:value-type="string" calcext:value-type="string">
            <text:p>#5555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ffffff</text:p>
          </table:table-cell>
          <table:table-cell office:value-type="string" calcext:value-type="string">
            <text:p>#87cee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ffffff</text:p>
          </table:table-cell>
          <table:table-cell office:value-type="string" calcext:value-type="string">
            <text:p>#90ee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000000</text:p>
          </table:table-cell>
          <table:table-cell office:value-type="string" calcext:value-type="string">
            <text:p>#ccc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 style:data-style-name="N2" text:time-value="07:52:23.47886559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7:52:23.986099042</meta:creation-date>
    <meta:editing-duration>PT20M11S</meta:editing-duration>
    <meta:editing-cycles>3</meta:editing-cycles>
    <meta:generator>LibreOffice/24.2.7.2$Linux_X86_64 LibreOffice_project/420$Build-2</meta:generator>
    <dc:date>2025-11-12T08:22:45.043728737</dc:date>
    <meta:document-statistic meta:table-count="1" meta:cell-count="16" meta:object-count="0"/>
  </office:meta>
</office:document-meta>
</file>

<file path=Basic/Standard/Farben.xml><?xml version="1.0" encoding="utf-8"?>
<!DOCTYPE module  PUBLIC '-//OpenOffice.org//DTD OfficeDocument 1.0//EN'  'module.dtd'>
<script:module xmlns:script="http://openoffice.org/2000/script" script:name="Farben" script:language="StarBasic" script:moduleType="normal">Sub ColorCellsFromHex()
    Dim oSheet As Object
    Dim oCell As Object
    Dim sHex As String
    Dim lColor As Long
    Dim iRed, iGreen, iBlue As Integer
    Dim i As Integer
    
    ' Hole das aktive Sheet
    oSheet = ThisComponent.CurrentController.ActiveSheet
    
    ' Durchlaufe Spalte B (Index 1), Zeilen 0-9 (erste 10 Zeilen)
    For i = 0 To 9
        oCell = oSheet.getCellByPosition(1, i)  ' Spalte B = Index 1
        sHex = oCell.getString()
        
        ' Prüfe ob Zelle Hex-Code enthält
        If sHex &lt;&gt; "" And Left(sHex, 1) = "#" Then
            ' Entferne #
            sHex = Mid(sHex, 2)
            
            ' Konvertiere Hex zu RGB
            If Len(sHex) = 6 Then
                iRed = CLng("&amp;H" &amp; Mid(sHex, 1, 2))
                iGreen = CLng("&amp;H" &amp; Mid(sHex, 3, 2))
                iBlue = CLng("&amp;H" &amp; Mid(sHex, 5, 2))
                
                ' Setze Farbe
                oCell.CellBackColor = RGB(iRed, iGreen, iBlue)
            End If
        End If
    Next i
    
    MsgBox "Fertig! Zellen eingefärbt.", 0, "Erfolg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arb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